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000000" draw:fill="solid" draw:fill-color="#00ffff" draw:textarea-vertical-align="middle" draw:auto-grow-height="false" draw:fit-to-size="false" fo:min-height="2.982cm" fo:min-width="0.033cm" fo:padding-top="0.176cm" fo:padding-bottom="0.176cm" fo:padding-left="0.301cm" fo:padding-right="0.30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52cm" svg:stroke-color="#000000" draw:fill="solid" draw:fill-color="#00ffff" draw:textarea-vertical-align="middle" draw:auto-grow-height="false" draw:fit-to-size="false" fo:min-height="0cm" fo:min-width="0cm" fo:padding-top="0.202cm" fo:padding-bottom="0.202cm" fo:padding-left="0.327cm" fo:padding-right="0.327cm" fo:wrap-option="wrap"/>
    </style:style>
    <style:style style:name="gr8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7.17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fo:min-height="14.564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3.076cm" fo:padding-top="0cm" fo:padding-bottom="0cm" fo:padding-left="0cm" fo:padding-right="0cm" fo:wrap-option="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no-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no-wrap"/>
    </style:style>
    <style:style style:name="pr13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11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.952cm" fo:margin-right="0cm" fo:margin-top="0.282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952cm" fo:margin-right="0cm" fo:margin-top="0.245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fo:color="#008000" style:text-line-through-style="none" style:text-line-through-type="none" style:text-position="0% 100%" style:font-name="Arial1" fo:font-size="22pt" fo:letter-spacing="normal" fo:font-style="italic" style:text-underline-style="none" fo:font-weight="bold" style:font-name-asian="MS Gothic2" style:font-size-asian="22pt" style:font-style-asian="italic" style:font-weight-asian="bold" style:font-name-complex="Tahoma" style:font-size-complex="22pt" style:font-style-complex="italic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italic" style:text-underline-style="none" fo:font-weight="bold" style:font-name-asian="MS Gothic2" style:font-size-asian="28pt" style:font-style-asian="italic" style:font-weight-asian="bold" style:font-name-complex="Tahoma" style:font-size-complex="28pt" style:font-style-complex="italic" style:font-weight-complex="bold"/>
    </style:style>
    <style:style style:name="T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MS Gothic2" style:font-size-asian="44pt" style:font-style-asian="normal" style:font-weight-asian="bold" style:font-name-complex="Tahoma" style:font-size-complex="44pt" style:font-style-complex="normal" style:font-weight-complex="bold"/>
    </style:style>
    <style:style style:name="T13" style:family="text">
      <style:text-properties fo:font-variant="normal" fo:text-transform="none" fo:color="#000099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name-complex="Tahoma" style:font-size-complex="24pt" style:font-style-complex="italic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6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Arial6" style:font-size-asian="32pt" style:font-style-asian="normal" style:font-weight-asian="bold" style:font-name-complex="Arial1" style:font-size-complex="3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 part 1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 xml:id="id2" draw:id="id2">
        <office:forms form:automatic-focus="false" form:apply-design-mode="false"/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</text:span></text:p>
          </draw:text-box>
        </draw:frame>
        <draw:frame draw:name="מציין מיקום טקסט 2" presentation:style-name="pr4" draw:text-style-name="P12" draw:layer="layout" svg:width="21.75cm" svg:height="11.044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- , * , are actually </text:span><text:span text:style-name="T5">methods</text:span><text:span text:style-name="T6">, </text:span></text:p>
              </text:list-item>
              <text:list-item>
                <text:p text:style-name="P9"><text:span text:style-name="T6">and can be 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5">Can be overloaded even for existing classes</text:span><text:span text:style-name="T7"> (folder 0)</text:span><text:span text:style-name="T8">.</text:span></text:p>
              </text:list-item>
            </text:list>
            <text:p text:style-name="P10"><text:span text:style-name="T6"/></text:p>
            <text:p text:style-name="P11"><text:span text:style-name="T6"/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 xml:id="id3" draw:id="id3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1</text:span></text:p>
          </draw:text-box>
        </draw:frame>
        <draw:frame draw:name="מציין מיקום טקסט 2" presentation:style-name="pr7" draw:text-style-name="P12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3"><text:span text:style-name="T6">Natural usage.</text:span></text:p>
              </text:list-item>
            </text:list>
            <text:p text:style-name="P13"><text:span text:style-name="T6"/></text:p>
            <text:list text:continue-numbering="true" text:style-name="L4">
              <text:list-item>
                <text:p text:style-name="P13"><text:span text:style-name="T6">compar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a.set( add(b,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  <text:list-item>
                    <text:p text:style-name="P13"><text:span text:style-name="T9">a= b+c</text:span></text:p>
                  </text:list-item>
                </text:list>
              </text:list-item>
            </text:list>
            <text:p><text:span text:style-name="T9"/></text:p>
            <text:list text:continue-numbering="true" text:style-name="L6">
              <text:list-item>
                <text:p text:style-name="P13"><text:span text:style-name="T6">compare:</text:span></text:p>
                <text:list>
                  <text:list-item>
                    <text:p text:style-name="P13"><text:span text:style-name="T5">v.elementAt(i)= 3</text:span></text:p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9">v[i]= 3</text:span></text:p>
            <text:p text:style-name="P10"><text:span text:style-name="T9"/>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xml:id="id4" draw:id="id4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2</text:span></text:p>
          </draw:text-box>
        </draw:frame>
        <draw:frame draw:name="מציין מיקום טקסט 2" presentation:style-name="pr8" draw:text-style-name="P12" draw:layer="layout" svg:width="24.01cm" svg:height="14.564cm" svg:x="0.832cm" svg:y="3.642cm" presentation:class="outline" presentation:user-transformed="true">
          <draw:text-box>
            <text:p text:style-name="P15"><text:span text:style-name="T6">Uniformity with base types (important for templates)</text:span></text:p>
            <text:p text:style-name="P16"><text:span text:style-name="T6"/></text:p>
            <text:p text:style-name="P16"><text:span text:style-name="T6">template&lt;typename T&gt;</text:span></text:p>
            <text:p text:style-name="P16"><text:span text:style-name="T6">const T&amp; min(const T&amp; a, const T&amp; b) {</text:span></text:p>
            <text:p text:style-name="P10"><text:span text:style-name="T6">return </text:span><text:span text:style-name="T10">a&lt;b</text:span><text:span text:style-name="T11"> </text:span><text:span text:style-name="T6">? a : b;</text:span></text:p>
            <text:p text:style-name="P16"><text:span text:style-name="T6">}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3" presentation:style-name="pr9" draw:text-style-name="P12" draw:layer="layout" svg:width="22.224cm" svg:height="10.798cm" svg:x="0.635cm" svg:y="14.369cm" presentation:class="outline" presentation:user-transformed="true">
          <draw:text-box>
            <text:p text:style-name="P16"><text:span text:style-name="T10">a and b can be primitives </text:span><text:span text:style-name="T12">or</text:span></text:p>
            <text:p text:style-name="P16"><text:span text:style-name="T10">user defined objects that have operator &lt;</text:span></text:p>
          </draw:text-box>
        </draw:frame>
        <draw:custom-shape draw:name="צורה חופשית 4" draw:style-name="gr4" draw:text-style-name="P17" draw:layer="layout" svg:width="1.269cm" svg:height="3.809cm" svg:x="5.393cm" svg:y="10.474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Complex example</text:span><text:span text:style-name="T13"> (folder 1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 xml:id="id5" draw:id="id5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</text:span></text:p>
          </draw:text-box>
        </draw:frame>
        <draw:frame draw:name="מציין מיקום טקסט 2" presentation:style-name="pr9" draw:text-style-name="P12" draw:layer="layout" svg:width="24.567cm" svg:height="10.798cm" svg:x="0.832cm" svg:y="3.642cm" presentation:class="outline" presentation:user-transformed="true">
          <draw:text-box>
            <text:p text:style-name="P15"><text:span text:style-name="T14"/></text:p>
            <text:list text:style-name="L7">
              <text:list-item>
                <text:p text:style-name="P13"><text:span text:style-name="T14">Don't</text:span><text:span text:style-name="T6"> overload operators with </text:span><text:span text:style-name="T14">non-standard</text:span><text:span text:style-name="T6"> behavior! (&lt;&lt; for adding,...)</text:span></text:p>
              </text:list-item>
            </text:list>
            <text:p text:style-name="P13"><text:span text:style-name="T6"/></text:p>
            <text:list text:continue-numbering="true" text:style-name="L7">
              <text:list-item>
                <text:p text:style-name="P13"><text:span text:style-name="T6">Check how operators work on </text:span><text:span text:style-name="T5">primitives</text:span><text:span text:style-name="T6"> or in the </text:span><text:span text:style-name="T9">standard library</text:span><text:span text:style-name="T6"> and give the </text:span><text:span text:style-name="T15">same behavior</text:span><text:span text:style-name="T6"> in your class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 xml:id="id6" draw:id="id6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Example of usage in </text:span><text:span text:style-name="T16">primitives</text:span><text:span text:style-name="T4">/</text:span><text:span text:style-name="T17">standard library</text:span></text:p>
          </draw:text-box>
        </draw:frame>
        <draw:frame draw:name="מציין מיקום טקסט 2" presentation:style-name="pr10" draw:text-style-name="P12" draw:layer="layout" svg:width="24.01cm" svg:height="13.076cm" svg:x="0.832cm" svg:y="3.642cm" presentation:class="outline" presentation:user-transformed="true">
          <draw:text-box>
            <text:p text:style-name="P16"><text:span text:style-name="T6"/></text:p>
            <text:list text:style-name="L8">
              <text:list-item>
                <text:p text:style-name="P13"><text:span text:style-name="T6">&gt;&gt; &lt;&lt; are used as bit operations for </text:span><text:span text:style-name="T5">primitives numbers</text:span><text:span text:style-name="T18"> </text:span><text:span text:style-name="T6">and for I/O in the </text:span><text:span text:style-name="T9">standard library</text:span><text:span text:style-name="T6"> iostreams classes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[] is used as subscripting </text:span><text:span text:style-name="T5">primitives arrays</text:span><text:span text:style-name="T19"> </text:span><text:span text:style-name="T6">and vector class in the </text:span><text:span text:style-name="T9">standard library</text:span><text:span text:style-name="T6">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() is used for </text:span><text:span text:style-name="T5">function calls </text:span><text:span text:style-name="T6">and for functor objects in the </text:span><text:span text:style-name="T9">standard library</text:span><text:span text:style-name="T6">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rototype" draw:style-name="dp1" draw:master-page-name="Default" xml:id="id7" draw:id="id7">
        <draw:custom-shape draw:name="TextBox 1" draw:style-name="gr5" draw:text-style-name="P2" draw:layer="layout" svg:width="26.034cm" svg:height="2.604cm" svg:x="0cm" svg:y="4.445cm">
          <text:p text:style-name="P18"><text:span text:style-name="T20"/></text:p>
          <text:p text:style-name="P19"><text:span text:style-name="T21"><text:s text:c="3"/></text:span><text:span text:style-name="T21">X&amp; operator+=(const X&amp; rv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צורה חופשית 2" draw:style-name="gr6" draw:text-style-name="P2" draw:layer="layout" svg:width="3.088cm" svg:height="2.629cm" svg:x="0.902cm" svg:y="10.861cm">
          <text:p text:style-name="P1"><text:span text:style-name="T22">return</text:span></text:p>
          <text:p text:style-name="P1"><text:span text:style-name="T22">typ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6" draw:text-style-name="P2" draw:layer="layout" svg:width="3.807cm" svg:height="2.629cm" svg:x="6.45cm" svg:y="11.359cm">
          <text:p text:style-name="P1"><text:span text:style-name="T22">method</text:span></text:p>
          <text:p text:style-name="P1"><text:span text:style-name="T22">nam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4" draw:style-name="gr6" draw:text-style-name="P2" draw:layer="layout" svg:width="7.38cm" svg:height="3.814cm" svg:x="11.35cm" svg:y="10.194cm">
          <text:p text:style-name="P1"><text:span text:style-name="T22">parameter for</text:span></text:p>
          <text:p text:style-name="P1"><text:span text:style-name="T22">object on right</text:span></text:p>
          <text:p text:style-name="P1"><text:span text:style-name="T22">side of operator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frame draw:name="כותרת 5" presentation:style-name="pr6" draw:text-style-name="P4" draw:layer="layout" svg:width="21.478cm" svg:height="3.181cm" svg:x="3.365cm" svg:y="0.421cm" presentation:class="title" presentation:user-transformed="true">
          <draw:text-box>
            <text:p text:style-name="P8"><text:span text:style-name="T4">Prototype</text:span></text:p>
          </draw:text-box>
        </draw:frame>
        <draw:custom-shape draw:name="צורה חופשית 6" draw:style-name="gr7" draw:text-style-name="P17" draw:layer="layout" svg:width="1.269cm" svg:height="4.05cm" svg:x="1.905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7" draw:style-name="gr7" draw:text-style-name="P17" draw:layer="layout" svg:width="1.076cm" svg:height="4.556cm" svg:x="7.87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8" draw:style-name="gr7" draw:text-style-name="P17" draw:layer="layout" svg:width="1.332cm" svg:height="3.617cm" svg:x="14.454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3" draw:master-page-name="Default">
        <draw:frame draw:name="כותרת 1" presentation:style-name="pr11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12" draw:text-style-name="P12" draw:layer="layout" svg:width="22.336cm" svg:height="11.058cm" svg:x="1.481cm" svg:y="5.503cm" presentation:class="outline" presentation:user-transformed="true">
          <draw:text-box>
            <text:p text:style-name="P20"><text:span text:style-name="T6">Operator can be invoked as a member function:</text:span></text:p>
            <text:p text:style-name="P21"><text:span text:style-name="T23">object1.operator+=(object2);</text:span></text:p>
            <text:p text:style-name="P20"><text:span text:style-name="T6"/></text:p>
            <text:p text:style-name="P20"><text:span text:style-name="T6">It can also be used in more conventional manner:</text:span></text:p>
            <text:p text:style-name="P22"><text:span text:style-name="T24">object1+= object2;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697</meta:editing-cycles>
    <meta:print-date>2006-12-12T13:43:12</meta:print-date>
    <meta:creation-date>2002-10-18T11:19:22</meta:creation-date>
    <dc:date>2018-04-08T19:32:09.732038140</dc:date>
    <meta:editing-duration>P2DT22H30M21S</meta:editing-duration>
    <meta:generator>LibreOffice/5.1.6.2$Linux_X86_64 LibreOffice_project/10m0$Build-2</meta:generator>
    <meta:document-statistic meta:object-count="9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